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b2b2b2" draw:textarea-horizontal-align="justify" draw:textarea-vertical-align="middle" draw:auto-grow-height="false" fo:min-height="2.58cm" fo:min-width="2.33cm"/>
    </style:style>
    <style:style style:name="gr2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cm" svg:height="4cm" svg:x="1.254cm" svg:y="5.789cm">
          <text:p text:style-name="P1"><text:span text:style-name="T1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cm" svg:height="4cm" svg:x="1.254cm" svg:y="10.589cm">
          <text:p text:style-name="P1"><text:span text:style-name="T1">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cm" svg:height="4cm" svg:x="1.254cm" svg:y="1.189cm">
          <text:p text:style-name="P1"><text:span text:style-name="T1">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254cm" svg:y1="5.189cm" svg:x2="3.254cm" svg:y2="5.789cm" draw:start-shape="id1" draw:start-glue-point="8" draw:end-shape="id2" draw:end-glue-point="4" svg:d="M3254 5189v600" svg:viewBox="0 0 1 601">
          <text:p/>
        </draw:connector>
        <draw:connector draw:style-name="gr2" draw:text-style-name="P1" draw:layer="layout" draw:type="curve" svg:x1="3.254cm" svg:y1="9.789cm" svg:x2="3.254cm" svg:y2="10.589cm" draw:start-shape="id2" draw:end-shape="id3" draw:end-glue-point="4" svg:d="M3254 9789v800" svg:viewBox="0 0 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17:32:03.444037000</meta:creation-date>
    <dc:date>2015-01-22T17:33:21.651958000</dc:date>
    <meta:editing-duration>PT1M18S</meta:editing-duration>
    <meta:editing-cycles>1</meta:editing-cycles>
    <meta:document-statistic meta:object-count="5"/>
    <meta:generator>LibreOffice/4.3.2.2$MacOSX_x86 LibreOffice_project/edfb5295ba211bd31ad47d0bad0118690f76407d</meta:generator>
  </office:meta>
</office:document-meta>
</file>